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387964907415212697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3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3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1">le modèle OSI</text:p>
                  <text:list>
                    <text:list-item>
                      <text:p text:style-name="P3">année de naissance</text:p>
                    </text:list-item>
                    <text:list-item>
                      <text:p text:style-name="P2">OSI : qu'est ce que c'est ?</text:p>
                    </text:list-item>
                    <text:list-item>
                      <text:p text:style-name="P2">organisé en combien de couches</text:p>
                    </text:list-item>
                    <text:list-item>
                      <text:p text:style-name="P3">quelles sont ces couches ? <text:span text:style-name="T2">(moyen mnémotechnique fac)</text:span></text:p>
                    </text:list-item>
                    <text:list-item>
                      <text:p text:style-name="P2">couches non considérées dans ce cours ? Lesquelles ? Pourquoi ?</text:p>
                    </text:list-item>
                    <text:list-item>
                      <text:p text:style-name="P2">point commun et différences OSI vs TCP/IP</text:p>
                    </text:list-item>
                    <text:list-item>
                      <text:p text:style-name="P1">pour chacune des 5 couches étudiées dans ce cours :</text:p>
                      <text:list>
                        <text:list-item>
                          <text:p text:style-name="P1">nom</text:p>
                        </text:list-item>
                        <text:list-item>
                          <text:p text:style-name="P1">rôle</text:p>
                        </text:list-item>
                        <text:list-item>
                          <text:p text:style-name="P1">rôle secondaire (sauf 1)</text:p>
                        </text:list-item>
                        <text:list-item>
                          <text:p text:style-name="P1">matériel associé (sauf 4)</text:p>
                        </text:list-item>
                      </text:list>
                    </text:list-item>
                    <text:list-item>
                      <text:p text:style-name="P1">la couche réseau = couche n° … – les courches réseau = couches de … a …</text:p>
                    </text:list-item>
                    <text:list-item>
                      <text:p text:style-name="P1">règles d'or du modèle OSI</text:p>
                      <text:list>
                        <text:list-item>
                          <text:p text:style-name="P1">qu'indique OSI a qui ?</text:p>
                        </text:list-item>
                        <text:list-item>
                          <text:p text:style-name="P1">deux règles d'or</text:p>
                          <text:list>
                            <text:list-item>
                              <text:p text:style-name="P1">première règle</text:p>
                              <text:list>
                                <text:list-item>
                                  <text:p text:style-name="P1">ce qu'elle dit</text:p>
                                </text:list-item>
                                <text:list-item>
                                  <text:p text:style-name="P1">exemple</text:p>
                                </text:list-item>
                                <text:list-item>
                                  <text:p text:style-name="P1">avantage</text:p>
                                </text:list-item>
                              </text:list>
                            </text:list-item>
                            <text:list-item>
                              <text:p text:style-name="P1">deuxième règle</text:p>
                              <text:list>
                                <text:list-item>
                                  <text:p text:style-name="P1">ce qu'elle dit</text:p>
                                </text:list-item>
                                <text:list-item>
                                  <text:p text:style-name="P1">conséquences sur les étapes de communication entre applis réseaux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10T07:52:24</dc:date>
    <dc:creator>yjfjyf jjku</dc:creator>
    <meta:editing-duration>PT1H52M57S</meta:editing-duration>
    <meta:editing-cycles>75</meta:editing-cycles>
    <meta:generator>OpenOffice/4.0.0$Unix OpenOffice.org_project/400m3$Build-9702</meta:generator>
    <meta:document-statistic meta:table-count="0" meta:image-count="0" meta:object-count="0" meta:page-count="1" meta:paragraph-count="43" meta:word-count="273" meta:character-count="1437"/>
  </office:meta>
</office:document-meta>
</file>